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8000002AAFE87B981F6A30D6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ABEL Unicode" svg:font-family="'BABEL Uni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letter-spacing="0.106cm" fo:font-weight="bold" officeooo:rsid="000dc257" officeooo:paragraph-rsid="000dc25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0dc257" officeooo:paragraph-rsid="000dc25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1f0523" officeooo:paragraph-rsid="002091d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1f0523" officeooo:paragraph-rsid="002e9c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2c695c" officeooo:paragraph-rsid="002c69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20pt" fo:letter-spacing="0.106cm" fo:font-style="normal" fo:font-weight="bold" officeooo:rsid="002e9ce0" officeooo:paragraph-rsid="002e9ce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letter-spacing="0.106cm" fo:font-weight="bold" officeooo:rsid="0011d3d0" officeooo:paragraph-rsid="002c695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officeooo:rsid="002e9ce0" officeooo:paragraph-rsid="002e9ce0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2c3cf6" officeooo:paragraph-rsid="000eea7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2e9ce0" officeooo:paragraph-rsid="002e9ce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92929" loext:opacity="100%" style:font-name="BABEL Unicode" fo:font-size="14pt" fo:letter-spacing="normal" fo:font-style="normal" fo:font-weight="normal" officeooo:rsid="002c695c" officeooo:paragraph-rsid="002e9ce0" style:font-weight-asian="bold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20pt" fo:letter-spacing="0.106cm" fo:font-weight="bold" officeooo:rsid="002e9ce0" officeooo:paragraph-rsid="002e9ce0" style:font-weight-asian="bold" style:font-weight-complex="bold"/>
    </style:style>
    <style:style style:name="T1" style:family="text">
      <style:text-properties fo:font-variant="normal" fo:text-transform="none" fo:color="#292929" loext:opacity="100%" style:font-name="BABEL Unicode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292929" loext:opacity="100%" style:font-name="BABEL Unicode" fo:font-size="14pt" fo:letter-spacing="normal" fo:font-style="normal" fo:font-weight="normal" officeooo:rsid="002c695c" style:font-size-asian="14pt" style:font-size-complex="14pt"/>
    </style:style>
    <style:style style:name="T3" style:family="text">
      <style:text-properties fo:font-size="14pt" fo:letter-spacing="normal" fo:font-weight="normal"/>
    </style:style>
    <style:style style:name="T4" style:family="text">
      <style:text-properties fo:font-size="14pt" fo:letter-spacing="normal" fo:font-weight="normal" officeooo:rsid="002c695c"/>
    </style:style>
    <style:style style:name="T5" style:family="text">
      <style:text-properties officeooo:rsid="002e9ce0"/>
    </style:style>
    <style:style style:name="T6" style:family="text">
      <style:text-properties officeooo:rsid="0030203c"/>
    </style:style>
    <style:style style:name="fr1" style:family="graphic" style:parent-style-name="Graphics">
      <style:graphic-properties style:horizontal-pos="center" style:horizontal-rel="paragraph" style:mirror="none" fo:clip="rect(0cm, 0.369cm, 0.26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><text:span text:style-name="T6">PROJECT ARCHITECTURE</text:span> DOCUMENTATION</text:p>
      <text:p text:style-name="P2"/>
      <text:p text:style-name="P1">FLIGHT FARE PREDICTION</text:p>
      <text:p text:style-name="P1"/>
      <text:p text:style-name="P13"><draw:frame draw:style-name="fr1" draw:name="Image1" text:anchor-type="char" svg:width="16.831cm" svg:height="7.798cm" draw:z-index="0"><draw:image xlink:href="Pictures/10000000000005B8000002AAFE87B981F6A30D6A.jpg" xlink:type="simple" xlink:show="embed" xlink:actuate="onLoad" draw:mime-type="image/jpe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ABEL Unicode" svg:font-family="'BABEL Uni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draw:gradient draw:name="Gradient_20_1" draw:display-name="Gradient 1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8.999cm" fo:margin-bottom="7.699cm" fo:margin-left="2.499cm" fo:margin-right="2.499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Gradient_20_1" draw:gradient-step-count="6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eee0d1" draw:fill-gradient-name="Gradient_20_1" draw:gradient-step-count="64" draw:opacity="100%"/>
    </style:style>
  </office:automatic-styles>
  <office:master-styles>
    <style:master-page style:name="Standard" style:page-layout-name="Mpm1" draw:style-name="Mdp1" style:next-style-name="Left_20_Page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left>
        <text:p text:style-name="Footer"/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><text:page-number text:select-page="current">1</text:page-number></text:p>
      </style:footer>
    </style:master-page>
    <style:master-page style:name="Index" style:page-layout-name="Mpm3" draw:style-name="Mdp1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0:13:59.106237075</meta:creation-date>
    <meta:generator>LibreOffice/7.3.7.2$Linux_X86_64 LibreOffice_project/30$Build-2</meta:generator>
    <dc:date>2023-01-23T13:07:04.773651401</dc:date>
    <meta:editing-duration>PT14H20M44S</meta:editing-duration>
    <meta:editing-cycles>11</meta:editing-cycles>
    <meta:document-statistic meta:table-count="0" meta:image-count="1" meta:object-count="0" meta:page-count="2" meta:paragraph-count="3" meta:word-count="7" meta:character-count="57" meta:non-whitespace-character-count="53"/>
  </office:meta>
</office:document-meta>
</file>